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00000006F55D856B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vol_5f_table" style:display-name="evol_table" style:family="table">
      <style:table-properties style:width="17.3cm" fo:margin-left="-0.199cm" fo:margin-top="0cm" fo:margin-bottom="0cm" fo:break-before="auto" fo:break-after="auto" table:align="left" style:writing-mode="lr-tb"/>
    </style:style>
    <style:style style:name="evol_5f_table.A" style:display-name="evol_table.A" style:family="table-column">
      <style:table-column-properties style:column-width="2cm"/>
    </style:style>
    <style:style style:name="evol_5f_table.B" style:display-name="evol_table.B" style:family="table-column">
      <style:table-column-properties style:column-width="15.3cm"/>
    </style:style>
    <style:style style:name="evol_5f_table.1" style:display-name="evol_table.1" style:family="table-row">
      <style:table-row-properties style:min-row-height="0.252cm" fo:keep-together="auto"/>
    </style:style>
    <style:style style:name="evol_5f_table.A1" style:display-name="evol_table.A1" style:family="table-cell">
      <style:table-cell-properties style:vertical-align="middle" fo:background-color="#bfbfbf" fo:padding-left="0.199cm" fo:padding-right="0.191cm" fo:padding-top="0cm" fo:padding-bottom="0cm" fo:border="0.5pt solid #000001">
        <style:background-image/>
      </style:table-cell-properties>
    </style:style>
    <style:style style:name="evol_5f_table.2" style:display-name="evol_table.2" style:family="table-row">
      <style:table-row-properties style:min-row-height="0.169cm" fo:keep-together="auto"/>
    </style:style>
    <style:style style:name="evol_5f_table.A2" style:display-name="evol_table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corrective_5f_table" style:display-name="corrective_table" style:family="table">
      <style:table-properties style:width="17.3cm" fo:margin-left="-0.199cm" fo:margin-top="0cm" fo:margin-bottom="0cm" table:align="left" style:writing-mode="lr-tb"/>
    </style:style>
    <style:style style:name="corrective_5f_table.A" style:display-name="corrective_table.A" style:family="table-column">
      <style:table-column-properties style:column-width="2cm"/>
    </style:style>
    <style:style style:name="corrective_5f_table.B" style:display-name="corrective_table.B" style:family="table-column">
      <style:table-column-properties style:column-width="15.3cm"/>
    </style:style>
    <style:style style:name="corrective_5f_table.1" style:display-name="corrective_table.1" style:family="table-row">
      <style:table-row-properties style:min-row-height="0.252cm" fo:keep-together="auto"/>
    </style:style>
    <style:style style:name="corrective_5f_table.A1" style:display-name="corrective_table.A1" style:family="table-cell">
      <style:table-cell-properties style:vertical-align="middle" fo:background-color="#bfbfbf" fo:padding-left="0.199cm" fo:padding-right="0.191cm" fo:padding-top="0cm" fo:padding-bottom="0cm" fo:border="0.5pt solid #000001">
        <style:background-image/>
      </style:table-cell-properties>
    </style:style>
    <style:style style:name="corrective_5f_table.2" style:display-name="corrective_table.2" style:family="table-row">
      <style:table-row-properties style:min-row-height="0.169cm" fo:keep-together="auto"/>
    </style:style>
    <style:style style:name="corrective_5f_table.A2" style:display-name="corrective_table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officeooo:paragraph-rsid="00071e67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officeooo:rsid="0005c23e" officeooo:paragraph-rsid="0005c23e" style:font-size-asian="10pt" style:font-name-complex="Arial1" style:font-size-complex="10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officeooo:rsid="0005c23e" officeooo:paragraph-rsid="00071e67" style:font-size-asian="10pt" style:font-size-complex="10pt"/>
    </style:style>
    <style:style style:name="P6" style:family="paragraph" style:parent-style-name="Standard">
      <style:text-properties style:font-name="Arial" fo:font-size="10pt" officeooo:rsid="0005c23e" officeooo:paragraph-rsid="0005c23e" style:font-size-asian="10pt" style:font-size-complex="10pt"/>
    </style:style>
    <style:style style:name="P7" style:family="paragraph" style:parent-style-name="Standard">
      <style:text-properties style:font-name="Arial" fo:font-size="10pt" officeooo:paragraph-rsid="0005c23e" style:font-size-asian="10pt" style:font-size-complex="10pt"/>
    </style:style>
    <style:style style:name="P8" style:family="paragraph" style:parent-style-name="Standard"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/>
    </style:style>
    <style:style style:name="P11" style:family="paragraph" style:parent-style-name="Standard">
      <style:paragraph-properties fo:margin-left="0cm" fo:margin-right="0.75cm" fo:text-indent="0cm" style:auto-text-indent="false" fo:padding-left="0.141cm" fo:padding-right="0cm" fo:padding-top="0.035cm" fo:padding-bottom="0.035cm" fo:border="0.51pt solid #000001">
        <style:tab-stops>
          <style:tab-stop style:position="15.753cm"/>
        </style:tab-stops>
      </style:paragraph-properties>
      <style:text-properties style:font-name="Arial" fo:font-size="10pt" officeooo:rsid="0005c23e" officeooo:paragraph-rsid="0005c23e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rsid="0005c23e" officeooo:paragraph-rsid="0005c23e" style:font-size-asian="10pt" style:font-weight-asian="bold" style:font-name-complex="Arial1" style:font-size-complex="10pt" style:font-weight-complex="bold"/>
    </style:style>
    <style:style style:name="P14" style:family="paragraph" style:parent-style-name="Standard">
      <style:paragraph-properties fo:margin-top="0.494cm" fo:margin-bottom="0.494cm" loext:contextual-spacing="false" fo:hyphenation-ladder-count="no-limit"/>
      <style:text-properties style:font-name="Arial" fo:font-size="10pt" officeooo:rsid="0005c23e" officeooo:paragraph-rsid="0005c23e" style:letter-kerning="false" style:font-size-asian="10pt" style:language-asian="pt" style:country-asian="BR" style:font-size-complex="10pt" fo:hyphenate="true" fo:hyphenation-remain-char-count="2" fo:hyphenation-push-char-count="2"/>
    </style:style>
    <style:style style:name="P15" style:family="paragraph" style:parent-style-name="Header">
      <style:text-properties officeooo:rsid="0005c23e" officeooo:paragraph-rsid="0005c23e"/>
    </style:style>
    <style:style style:name="P16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officeooo:paragraph-rsid="0005c23e" style:font-size-asian="10pt" style:font-style-asian="normal" style:font-name-complex="Arial1" style:font-size-complex="10pt"/>
    </style:style>
    <style:style style:name="P17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fo:font-weight="normal" officeooo:paragraph-rsid="00071e67" style:font-size-asian="10pt" style:font-style-asian="normal" style:font-weight-asian="normal" style:font-name-complex="Arial1" style:font-size-complex="10pt"/>
    </style:style>
    <style:style style:name="P18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style="normal" officeooo:paragraph-rsid="00071e67" style:font-size-asian="10pt" style:font-style-asian="normal" style:font-name-complex="Arial1" style:font-size-complex="10pt"/>
    </style:style>
    <style:style style:name="P19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size="10pt" officeooo:rsid="0005c23e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tab/><text:tab/><text:tab/><text:tab/><text:tab/><text:tab/><text:tab/><text:tab/><text:tab/><text:tab/><text:tab/><text:tab/><text:tab/> <text:s text:c="2"/><text:tab/><text:tab/><text:tab/><text:tab/><text:tab/><text:tab/><text:tab/><text:tab/><text:tab/> <text:s text:c="10"/><text:span text:style-name="T2">Data:[RELEASE_DATE]</text:span></text:p>
      <text:p text:style-name="P4"/>
      <text:p text:style-name="P5"><text:bookmark text:name="Unknown"/><text:bookmark text:name="Unknown4"/><field:fieldmark text:name="__Fieldmark__1693_293987476" field:type="vnd.oasis.opendocument.field.FORMCHECKBOX"><field:param field:name="Checkbox_Checked" field:value="true"/></field:fieldmark><text:s/><text:bookmark text:name="Control0"/><text:bookmark text:name="Unknown7"/>Versão [VERSION_NAME] <text:tab/><text:tab/><text:tab/></text:p>
      <text:p text:style-name="P5"/>
      <text:h text:style-name="P16" text:outline-level="2"><text:s/></text:h>
      <text:h text:style-name="P18" text:outline-level="2">INTRODUÇÃO: </text:h>
      <text:h text:style-name="P17" text:outline-level="2">Esse documento provê informação para especificação da Versão…</text:h>
      <text:p text:style-name="P7"/>
      <text:p text:style-name="P11">A <text:span text:style-name="T1">Consenso </text:span>recomenda que esta versão deva ser iniciada no ...</text:p>
      <text:p text:style-name="P6"/>
      <text:p text:style-name="P12">Evolutivas:</text:p>
      <text:p text:style-name="P8"/>
      <table:table table:name="evol_table" table:style-name="evol_5f_table">
        <table:table-column table:style-name="evol_5f_table.A"/>
        <table:table-column table:style-name="evol_5f_table.B"/>
        <table:table-row table:style-name="evol_5f_table.1">
          <table:table-cell table:style-name="evol_5f_table.A1" office:value-type="string">
            <text:p text:style-name="P9">RM</text:p>
          </table:table-cell>
          <table:table-cell table:style-name="evol_5f_table.A1" office:value-type="string">
            <text:p text:style-name="P10">Descrição</text:p>
          </table:table-cell>
        </table:table-row>
        <table:table-row table:style-name="evol_5f_table.2">
          <table:table-cell table:style-name="evol_5f_table.A2" office:value-type="string">
            <text:p text:style-name="P3">[RM_EVOL_ID]</text:p>
          </table:table-cell>
          <table:table-cell table:style-name="evol_5f_table.A2" office:value-type="string">
            <text:p text:style-name="P14">[RM_EVOL_DESCRIPTION]</text:p>
          </table:table-cell>
        </table:table-row>
      </table:table>
      <text:p text:style-name="P12"/>
      <text:p text:style-name="P13">Corretivas:</text:p>
      <text:p text:style-name="P8"/>
      <table:table table:name="corrective_table" table:style-name="corrective_5f_table">
        <table:table-column table:style-name="corrective_5f_table.A"/>
        <table:table-column table:style-name="corrective_5f_table.B"/>
        <table:table-row table:style-name="corrective_5f_table.1">
          <table:table-cell table:style-name="corrective_5f_table.A1" office:value-type="string">
            <text:p text:style-name="P9">RM</text:p>
          </table:table-cell>
          <table:table-cell table:style-name="corrective_5f_table.A1" office:value-type="string">
            <text:p text:style-name="P10">Descrição</text:p>
          </table:table-cell>
        </table:table-row>
        <table:table-row table:style-name="corrective_5f_table.2">
          <table:table-cell table:style-name="corrective_5f_table.A2" office:value-type="string">
            <text:p text:style-name="P3">[RM_CORRE_ID]</text:p>
          </table:table-cell>
          <table:table-cell table:style-name="corrective_5f_table.A2" office:value-type="string">
            <text:p text:style-name="P14">[RM_CORRE_DESCRIPTION]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Book Antiqua" fo:font-family="'Book Antiqua'" style:font-family-generic="roman" style:font-pitch="variable" fo:font-style="italic" fo:font-weight="bold" style:font-style-asian="italic" style:font-weight-asian="bold" style:font-name-complex="Book Antiqua1" style:font-family-complex="'Book Antiqua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c23e" officeooo:paragraph-rsid="0005c23e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0.277cm" svg:y="-1.104cm" svg:width="5.681cm" svg:height="1.161cm" draw:z-index="0"><draw:image xlink:href="Pictures/10000201000002200000006F55D856B4.png" xlink:type="simple" xlink:show="embed" xlink:actuate="onLoad"/></draw:frame>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8:28:25.973000000</meta:creation-date>
    <dc:date>2016-12-20T10:19:42.495000000</dc:date>
    <meta:editing-duration>PT21M48S</meta:editing-duration>
    <meta:editing-cycles>11</meta:editing-cycles>
    <meta:generator>LibreOffice/4.4.1.2$Windows_x86 LibreOffice_project/45e2de17089c24a1fa810c8f975a7171ba4cd432</meta:generator>
    <meta:document-statistic meta:table-count="2" meta:image-count="1" meta:object-count="0" meta:page-count="1" meta:paragraph-count="17" meta:word-count="35" meta:character-count="332" meta:non-whitespace-character-count="271"/>
  </office:meta>
</office:document-meta>
</file>